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1pt" fo:font-weight="bold" style:font-size-asian="11pt" style:font-weight-asian="bold" style:font-size-complex="11pt"/>
    </style:style>
    <style:style style:name="P2" style:family="paragraph" style:parent-style-name="Standard">
      <style:text-properties style:font-name="Georgia" fo:font-size="11pt" fo:font-weight="bold" officeooo:rsid="00212355" style:font-size-asian="11pt" style:font-weight-asian="bold" style:font-size-complex="11pt"/>
    </style:style>
    <style:style style:name="P3" style:family="paragraph" style:parent-style-name="Standard">
      <style:text-properties style:font-name="Georgia" fo:font-size="11pt" fo:font-weight="bold" officeooo:paragraph-rsid="001fc29e" style:font-size-asian="11pt" style:font-weight-asian="bold" style:font-size-complex="11pt"/>
    </style:style>
    <style:style style:name="P4" style:family="paragraph" style:parent-style-name="Standard">
      <style:text-properties style:font-name="Georgia" fo:font-size="11pt" fo:font-weight="bold" officeooo:paragraph-rsid="00255c51" style:font-size-asian="11pt" style:font-weight-asian="bold" style:font-size-complex="11pt"/>
    </style:style>
    <style:style style:name="P5" style:family="paragraph" style:parent-style-name="Standard">
      <style:text-properties style:font-name="Georgia" fo:font-size="11pt" fo:font-weight="bold" officeooo:paragraph-rsid="00274e96" style:font-size-asian="11pt" style:font-weight-asian="bold" style:font-size-complex="11pt"/>
    </style:style>
    <style:style style:name="P6" style:family="paragraph" style:parent-style-name="Standard">
      <style:text-properties style:font-name="Georgia" fo:font-size="11pt" fo:font-weight="bold" officeooo:paragraph-rsid="002916ba" style:font-size-asian="11pt" style:font-weight-asian="bold" style:font-size-complex="11pt"/>
    </style:style>
    <style:style style:name="P7" style:family="paragraph" style:parent-style-name="Standard">
      <style:text-properties style:font-name="Georgia" fo:font-size="11pt" fo:font-weight="bold" officeooo:paragraph-rsid="0029f53c" style:font-size-asian="11pt" style:font-weight-asian="bold" style:font-size-complex="11pt"/>
    </style:style>
    <style:style style:name="P8" style:family="paragraph" style:parent-style-name="Standard">
      <style:text-properties style:font-name="Georgia" fo:font-size="11pt" fo:font-weight="bold" officeooo:paragraph-rsid="003d319f" style:font-size-asian="11pt" style:font-weight-asian="bold" style:font-size-complex="11pt"/>
    </style:style>
    <style:style style:name="P9" style:family="paragraph" style:parent-style-name="Standard">
      <style:text-properties style:font-name="Georgia" fo:font-size="11pt" fo:font-weight="bold" officeooo:paragraph-rsid="003defe9" style:font-size-asian="11pt" style:font-weight-asian="bold" style:font-size-complex="11pt"/>
    </style:style>
    <style:style style:name="P10" style:family="paragraph" style:parent-style-name="Standard">
      <style:text-properties style:font-name="Georgia" fo:font-size="11pt" fo:font-weight="bold" officeooo:paragraph-rsid="004685fa" style:font-size-asian="11pt" style:font-weight-asian="bold" style:font-size-complex="11pt"/>
    </style:style>
    <style:style style:name="P11" style:family="paragraph" style:parent-style-name="Standard">
      <style:text-properties style:font-name="Georgia" fo:font-size="11pt" fo:font-weight="bold" officeooo:paragraph-rsid="004969be" style:font-size-asian="11pt" style:font-weight-asian="bold" style:font-size-complex="11pt"/>
    </style:style>
    <style:style style:name="P12" style:family="paragraph" style:parent-style-name="Standard">
      <style:text-properties style:font-name="Georgia" fo:font-size="11pt" fo:font-weight="bold" officeooo:paragraph-rsid="005412e8" style:font-size-asian="11pt" style:font-weight-asian="bold" style:font-size-complex="11pt"/>
    </style:style>
    <style:style style:name="P13" style:family="paragraph" style:parent-style-name="Standard">
      <style:text-properties style:font-name="Georgia" fo:font-size="11pt" fo:font-weight="bold" officeooo:paragraph-rsid="0063c18d" style:font-size-asian="11pt" style:font-weight-asian="bold" style:font-size-complex="11pt"/>
    </style:style>
    <style:style style:name="P14" style:family="paragraph" style:parent-style-name="Standard">
      <style:text-properties style:font-name="Georgia" fo:font-size="11pt" fo:font-weight="bold" officeooo:paragraph-rsid="0074c7e8" style:font-size-asian="11pt" style:font-weight-asian="bold" style:font-size-complex="11pt"/>
    </style:style>
    <style:style style:name="P15" style:family="paragraph" style:parent-style-name="Standard">
      <style:text-properties style:font-name="Georgia" fo:font-size="11pt" fo:font-weight="bold" officeooo:paragraph-rsid="007a7f10" style:font-size-asian="11pt" style:font-weight-asian="bold" style:font-size-complex="11pt"/>
    </style:style>
    <style:style style:name="P16" style:family="paragraph" style:parent-style-name="Standard">
      <style:text-properties style:font-name="Georgia" fo:font-size="11pt" fo:font-weight="bold" officeooo:paragraph-rsid="007b1d93" style:font-size-asian="11pt" style:font-weight-asian="bold" style:font-size-complex="11pt"/>
    </style:style>
    <style:style style:name="P17" style:family="paragraph" style:parent-style-name="Standard">
      <style:text-properties style:font-name="Georgia" fo:font-size="11pt" fo:font-weight="bold" officeooo:paragraph-rsid="00755701" style:font-size-asian="11pt" style:font-weight-asian="bold" style:font-size-complex="11pt"/>
    </style:style>
    <style:style style:name="P18" style:family="paragraph" style:parent-style-name="Standard">
      <style:text-properties style:font-name="Georgia" fo:font-size="11pt" fo:font-weight="bold" fo:background-color="#ffff00" style:font-size-asian="11pt" style:font-weight-asian="bold" style:font-size-complex="11pt"/>
    </style:style>
    <style:style style:name="P19" style:family="paragraph" style:parent-style-name="Standard">
      <style:text-properties style:font-name="Georgia" fo:font-size="11pt" fo:font-weight="bold" officeooo:paragraph-rsid="001fc29e" fo:background-color="#ffff00" style:font-size-asian="11pt" style:font-weight-asian="bold" style:font-size-complex="11pt"/>
    </style:style>
    <style:style style:name="P20" style:family="paragraph" style:parent-style-name="Standard">
      <style:text-properties style:font-name="Georgia" fo:font-size="11pt" fo:font-weight="normal" officeooo:rsid="00212355" style:font-size-asian="11pt" style:font-weight-asian="normal" style:font-size-complex="11pt" style:font-weight-complex="normal"/>
    </style:style>
    <style:style style:name="P21" style:family="paragraph" style:parent-style-name="Standard">
      <style:text-properties style:font-name="Georgia" fo:font-size="11pt" fo:font-weight="normal" officeooo:rsid="0039783f" officeooo:paragraph-rsid="0039783f" style:font-size-asian="11pt" style:font-weight-asian="normal" style:font-size-complex="11pt" style:font-weight-complex="normal"/>
    </style:style>
    <style:style style:name="P22" style:family="paragraph" style:parent-style-name="Standard">
      <style:text-properties style:font-name="Georgia" fo:font-size="11pt" fo:font-weight="normal" officeooo:rsid="003a80dd" officeooo:paragraph-rsid="003a80dd" style:font-size-asian="11pt" style:font-weight-asian="normal" style:font-size-complex="11pt" style:font-weight-complex="normal"/>
    </style:style>
    <style:style style:name="P23" style:family="paragraph" style:parent-style-name="Standard">
      <style:text-properties style:font-name="Georgia" fo:font-size="11pt" fo:font-weight="normal" officeooo:paragraph-rsid="001fc29e" style:font-size-asian="11pt" style:font-weight-asian="normal" style:font-size-complex="11pt" style:font-weight-complex="normal"/>
    </style:style>
    <style:style style:name="P24" style:family="paragraph" style:parent-style-name="Standard">
      <style:text-properties style:font-name="Georgia" fo:font-size="11pt" fo:font-weight="normal" officeooo:rsid="00657051" officeooo:paragraph-rsid="00657051" style:font-size-asian="11pt" style:font-weight-asian="normal" style:font-size-complex="11pt" style:font-weight-complex="normal"/>
    </style:style>
    <style:style style:name="P25" style:family="paragraph" style:parent-style-name="Standard">
      <style:text-properties style:font-name="Georgia" fo:font-size="11pt" fo:font-weight="normal" officeooo:rsid="0073bec3" officeooo:paragraph-rsid="0073bec3" style:font-size-asian="11pt" style:font-weight-asian="normal" style:font-size-complex="11pt" style:font-weight-complex="normal"/>
    </style:style>
    <style:style style:name="P26" style:family="paragraph" style:parent-style-name="Standard">
      <style:text-properties style:font-name="Georgia" fo:font-size="11pt" fo:font-weight="normal" officeooo:rsid="00762703" officeooo:paragraph-rsid="00762703" style:font-size-asian="11pt" style:font-weight-asian="normal" style:font-size-complex="11pt" style:font-weight-complex="normal"/>
    </style:style>
    <style:style style:name="P27" style:family="paragraph" style:parent-style-name="Standard">
      <style:text-properties style:font-name="Georgia" fo:font-size="11pt" fo:font-weight="normal" officeooo:rsid="00781830" officeooo:paragraph-rsid="00781830" style:font-size-asian="11pt" style:font-weight-asian="normal" style:font-size-complex="11pt" style:font-weight-complex="normal"/>
    </style:style>
    <style:style style:name="P28" style:family="paragraph" style:parent-style-name="Standard">
      <style:text-properties style:font-name="Georgia" fo:font-size="11pt" fo:font-weight="normal" officeooo:rsid="007a7f10" officeooo:paragraph-rsid="007a7f10" style:font-size-asian="11pt" style:font-weight-asian="normal" style:font-size-complex="11pt" style:font-weight-complex="normal"/>
    </style:style>
    <style:style style:name="P29" style:family="paragraph" style:parent-style-name="Standard">
      <style:text-properties style:font-name="Georgia" fo:font-size="11pt" fo:font-weight="normal" officeooo:rsid="007b1d93" officeooo:paragraph-rsid="007b1d93" style:font-size-asian="11pt" style:font-weight-asian="normal" style:font-size-complex="11pt" style:font-weight-complex="normal"/>
    </style:style>
    <style:style style:name="P30" style:family="paragraph" style:parent-style-name="Standard">
      <style:text-properties style:font-name="Georgia" fo:font-size="11pt" fo:font-weight="normal" officeooo:rsid="0080a33b" officeooo:paragraph-rsid="0080a33b" style:font-size-asian="11pt" style:font-weight-asian="normal" style:font-size-complex="11pt" style:font-weight-complex="normal"/>
    </style:style>
    <style:style style:name="P31" style:family="paragraph" style:parent-style-name="Standard">
      <style:text-properties style:font-name="Georgia" fo:font-size="11pt" fo:font-weight="normal" officeooo:rsid="004685fa" officeooo:paragraph-rsid="004969be" style:font-size-asian="11pt" style:font-weight-asian="normal" style:font-size-complex="11pt" style:font-weight-complex="normal"/>
    </style:style>
    <style:style style:name="P32" style:family="paragraph" style:parent-style-name="Standard">
      <style:text-properties style:font-name="Georgia" fo:font-size="11pt" fo:font-weight="normal" officeooo:rsid="0051513f" officeooo:paragraph-rsid="0053c632" style:font-size-asian="11pt" style:font-weight-asian="normal" style:font-size-complex="11pt" style:font-weight-complex="normal"/>
    </style:style>
    <style:style style:name="P33" style:family="paragraph" style:parent-style-name="Standard">
      <style:text-properties style:font-name="Georgia" fo:font-size="11pt" fo:font-weight="normal" officeooo:rsid="0051513f" officeooo:paragraph-rsid="00889b49" style:font-size-asian="11pt" style:font-weight-asian="normal" style:font-size-complex="11pt" style:font-weight-complex="normal"/>
    </style:style>
    <style:style style:name="P34" style:family="paragraph" style:parent-style-name="Standard">
      <style:text-properties style:font-name="Georgia" fo:font-size="11pt" fo:font-weight="normal" officeooo:rsid="0054ec6c" officeooo:paragraph-rsid="005412e8" style:font-size-asian="11pt" style:font-weight-asian="normal" style:font-size-complex="11pt" style:font-weight-complex="normal"/>
    </style:style>
    <style:style style:name="P35" style:family="paragraph" style:parent-style-name="Standard">
      <style:text-properties style:font-name="Georgia" fo:font-size="11pt" fo:font-weight="normal" officeooo:rsid="004e4dfb" officeooo:paragraph-rsid="004e4dfb" style:font-size-asian="11pt" style:font-weight-asian="normal" style:font-size-complex="11pt" style:font-weight-complex="normal"/>
    </style:style>
    <style:style style:name="P36" style:family="paragraph" style:parent-style-name="Standard">
      <style:text-properties style:font-name="Georgia" fo:font-size="11pt" fo:font-weight="normal" officeooo:rsid="0086c82a" officeooo:paragraph-rsid="0085bc91" style:font-size-asian="11pt" style:font-weight-asian="normal" style:font-size-complex="11pt" style:font-weight-complex="normal"/>
    </style:style>
    <style:style style:name="P37" style:family="paragraph" style:parent-style-name="Standard">
      <style:text-properties style:font-name="Georgia" fo:font-size="11pt" fo:font-weight="normal" officeooo:rsid="008a89ed" officeooo:paragraph-rsid="00593587" style:font-size-asian="11pt" style:font-weight-asian="normal" style:font-size-complex="11pt" style:font-weight-complex="normal"/>
    </style:style>
    <style:style style:name="P38" style:family="paragraph" style:parent-style-name="Standard">
      <style:text-properties style:font-name="Georgia" fo:font-size="11pt" fo:font-weight="normal" officeooo:rsid="008ab139" officeooo:paragraph-rsid="00593587" style:font-size-asian="11pt" style:font-weight-asian="normal" style:font-size-complex="11pt" style:font-weight-complex="normal"/>
    </style:style>
    <style:style style:name="P39" style:family="paragraph" style:parent-style-name="Standard">
      <style:text-properties style:font-name="Georgia" fo:font-size="11pt" fo:font-weight="normal" officeooo:rsid="00938143" officeooo:paragraph-rsid="00938143" style:font-size-asian="11pt" style:font-weight-asian="normal" style:font-size-complex="11pt" style:font-weight-complex="normal"/>
    </style:style>
    <style:style style:name="P40" style:family="paragraph" style:parent-style-name="Standard">
      <style:text-properties style:font-name="Georgia" fo:font-size="11pt" fo:font-style="italic" fo:font-weight="normal" officeooo:rsid="00884e84" officeooo:paragraph-rsid="00884e84" style:font-size-asian="11pt" style:font-style-asian="italic" style:font-weight-asian="normal" style:font-size-complex="11pt" style:font-style-complex="italic" style:font-weight-complex="normal"/>
    </style:style>
    <style:style style:name="P41" style:family="paragraph" style:parent-style-name="Standard">
      <style:text-properties style:font-name="Georgia" fo:font-size="11pt" fo:font-style="italic" fo:font-weight="normal" officeooo:rsid="008a89ed" officeooo:paragraph-rsid="008a89ed" style:font-size-asian="11pt" style:font-style-asian="italic" style:font-weight-asian="normal" style:font-size-complex="11pt" style:font-style-complex="italic" style:font-weight-complex="normal"/>
    </style:style>
    <style:style style:name="P42" style:family="paragraph" style:parent-style-name="Standard">
      <style:text-properties fo:font-size="11pt" officeooo:rsid="002c9722" officeooo:paragraph-rsid="002c9722" style:font-size-asian="11pt" style:font-size-complex="11pt"/>
    </style:style>
    <style:style style:name="P43" style:family="paragraph" style:parent-style-name="Standard">
      <style:text-properties fo:font-size="11pt" officeooo:paragraph-rsid="0029f53c" style:font-size-asian="11pt" style:font-size-complex="11pt"/>
    </style:style>
    <style:style style:name="P44" style:family="paragraph" style:parent-style-name="Standard">
      <style:text-properties fo:font-size="11pt" officeooo:paragraph-rsid="00755701" style:font-size-asian="11pt" style:font-size-complex="11pt"/>
    </style:style>
    <style:style style:name="P45" style:family="paragraph" style:parent-style-name="Standard">
      <style:text-properties fo:color="#000000" style:font-name="Georgia" officeooo:rsid="00247b2f" officeooo:paragraph-rsid="0069e347"/>
    </style:style>
    <style:style style:name="P46" style:family="paragraph" style:parent-style-name="Standard">
      <style:text-properties fo:color="#000000" style:font-name="Georgia" officeooo:rsid="0011d7fa" officeooo:paragraph-rsid="0069e347"/>
    </style:style>
    <style:style style:name="P47" style:family="paragraph" style:parent-style-name="Standard">
      <style:text-properties fo:color="#000000" style:font-name="Georgia" officeooo:rsid="006d42be" officeooo:paragraph-rsid="006618b9"/>
    </style:style>
    <style:style style:name="P48" style:family="paragraph" style:parent-style-name="Standard">
      <style:text-properties officeooo:paragraph-rsid="004e4dfb"/>
    </style:style>
    <style:style style:name="P49" style:family="paragraph" style:parent-style-name="Standard">
      <style:text-properties officeooo:paragraph-rsid="005412e8"/>
    </style:style>
    <style:style style:name="P50" style:family="paragraph" style:parent-style-name="Standard">
      <style:text-properties officeooo:rsid="00593587" officeooo:paragraph-rsid="00593587"/>
    </style:style>
    <style:style style:name="P51" style:family="paragraph" style:parent-style-name="Standard">
      <style:text-properties officeooo:paragraph-rsid="00657051"/>
    </style:style>
    <style:style style:name="P52" style:family="paragraph" style:parent-style-name="Standard">
      <style:text-properties officeooo:paragraph-rsid="0069e347"/>
    </style:style>
    <style:style style:name="P53" style:family="paragraph" style:parent-style-name="Standard">
      <style:text-properties officeooo:paragraph-rsid="006618b9"/>
    </style:style>
    <style:style style:name="P54" style:family="paragraph" style:parent-style-name="Standard">
      <style:text-properties officeooo:rsid="006d42be" officeooo:paragraph-rsid="006d42be"/>
    </style:style>
    <style:style style:name="P55" style:family="paragraph" style:parent-style-name="Standard">
      <style:text-properties officeooo:paragraph-rsid="0085bc91"/>
    </style:style>
    <style:style style:name="P56" style:family="paragraph" style:parent-style-name="Standard">
      <style:text-properties officeooo:paragraph-rsid="004969be"/>
    </style:style>
    <style:style style:name="P57" style:family="paragraph" style:parent-style-name="Standard">
      <style:text-properties fo:font-style="italic" officeooo:rsid="00889b49" officeooo:paragraph-rsid="00889b49" style:font-style-asian="italic" style:font-style-complex="italic"/>
    </style:style>
    <style:style style:name="P58" style:family="paragraph" style:parent-style-name="Standard">
      <style:text-properties officeooo:paragraph-rsid="00889b49"/>
    </style:style>
    <style:style style:name="P59" style:family="paragraph" style:parent-style-name="Standard">
      <style:text-properties officeooo:paragraph-rsid="003fec65"/>
    </style:style>
    <style:style style:name="P60" style:family="paragraph" style:parent-style-name="Preformatted_20_Text">
      <style:text-properties fo:font-variant="normal" fo:text-transform="none" style:font-name="var jp-code-font-family" fo:font-size="11pt" fo:letter-spacing="normal" fo:font-style="normal" fo:font-weight="normal" officeooo:paragraph-rsid="001fc29e" style:font-size-asian="11pt" style:font-weight-asian="normal" style:font-size-complex="11pt" style:font-weight-complex="normal"/>
    </style:style>
    <style:style style:name="P61" style:family="paragraph" style:parent-style-name="Standard" style:master-page-name="Standard">
      <style:paragraph-properties style:page-number="auto"/>
      <style:text-properties style:font-name="Georgia" fo:font-size="11pt" fo:font-weight="bold" style:font-size-asian="11pt" style:font-weight-asian="bold" style:font-size-complex="11pt"/>
    </style:style>
    <style:style style:name="P62" style:family="paragraph" style:parent-style-name="Standard">
      <style:text-properties style:font-name="Georgia" fo:font-size="11pt" fo:font-weight="normal" officeooo:rsid="00979c93" officeooo:paragraph-rsid="009ca387" style:font-size-asian="11pt" style:font-weight-asian="normal" style:font-size-complex="11pt" style:font-weight-complex="normal"/>
    </style:style>
    <style:style style:name="P63" style:family="paragraph" style:parent-style-name="Standard">
      <style:text-properties style:font-name="Georgia" fo:font-size="11pt" fo:font-weight="normal" officeooo:rsid="00938143" officeooo:paragraph-rsid="00979c93" style:font-size-asian="11pt" style:font-weight-asian="normal" style:font-size-complex="11pt" style:font-weight-complex="normal"/>
    </style:style>
    <style:style style:name="P64" style:family="paragraph" style:parent-style-name="Standard">
      <style:text-properties style:font-name="Georgia" fo:font-size="11pt" fo:font-weight="normal" officeooo:rsid="004685fa" officeooo:paragraph-rsid="004969be" style:font-size-asian="11pt" style:font-weight-asian="normal" style:font-size-complex="11pt" style:font-weight-complex="normal"/>
    </style:style>
    <style:style style:name="P65" style:family="paragraph" style:parent-style-name="Standard">
      <style:text-properties style:font-name="Georgia" fo:font-size="11pt" fo:font-weight="normal" officeooo:rsid="0051513f" officeooo:paragraph-rsid="0053c632" style:font-size-asian="11pt" style:font-weight-asian="normal" style:font-size-complex="11pt" style:font-weight-complex="normal"/>
    </style:style>
    <style:style style:name="P66" style:family="paragraph" style:parent-style-name="Standard">
      <style:text-properties style:font-name="Georgia" fo:font-size="11pt" fo:font-weight="normal" officeooo:rsid="00a7f454" officeooo:paragraph-rsid="00a7f454" style:font-size-asian="11pt" style:font-weight-asian="normal" style:font-size-complex="11pt" style:font-weight-complex="normal"/>
    </style:style>
    <style:style style:name="P67" style:family="paragraph" style:parent-style-name="Standard">
      <style:text-properties style:font-name="Georgia" fo:font-size="11pt" fo:font-weight="normal" officeooo:rsid="00a85061" officeooo:paragraph-rsid="00a85061" style:font-size-asian="11pt" style:font-weight-asian="normal" style:font-size-complex="11pt" style:font-weight-complex="normal"/>
    </style:style>
    <style:style style:name="P68" style:family="paragraph" style:parent-style-name="Standard">
      <style:text-properties style:font-name="Georgia" fo:font-size="11pt" fo:font-weight="normal" officeooo:rsid="00abc10c" officeooo:paragraph-rsid="00abc10c" style:font-size-asian="11pt" style:font-weight-asian="normal" style:font-size-complex="11pt" style:font-weight-complex="normal"/>
    </style:style>
    <style:style style:name="P69" style:family="paragraph" style:parent-style-name="Standard">
      <style:text-properties style:font-name="Georgia" fo:font-size="11pt" fo:font-weight="normal" officeooo:rsid="00b1a799" officeooo:paragraph-rsid="00b1a799" style:font-size-asian="11pt" style:font-weight-asian="normal" style:font-size-complex="11pt" style:font-weight-complex="normal"/>
    </style:style>
    <style:style style:name="P70" style:family="paragraph" style:parent-style-name="Standard">
      <style:text-properties style:font-name="Georgia" fo:font-size="11pt" fo:font-weight="normal" officeooo:rsid="00ba11e4" officeooo:paragraph-rsid="00ba11e4" style:font-size-asian="11pt" style:font-weight-asian="normal" style:font-size-complex="11pt" style:font-weight-complex="normal"/>
    </style:style>
    <style:style style:name="P71" style:family="paragraph" style:parent-style-name="Standard">
      <style:text-properties style:font-name="Georgia" fo:font-size="11pt" fo:font-weight="normal" officeooo:rsid="00beaf3f" officeooo:paragraph-rsid="00beaf3f" style:font-size-asian="11pt" style:font-weight-asian="normal" style:font-size-complex="11pt" style:font-weight-complex="normal"/>
    </style:style>
    <style:style style:name="P72" style:family="paragraph" style:parent-style-name="Standard">
      <style:text-properties style:font-name="Georgia" fo:font-size="11pt" fo:font-weight="normal" officeooo:rsid="00c09d48" officeooo:paragraph-rsid="00c09d48" style:font-size-asian="11pt" style:font-weight-asian="normal" style:font-size-complex="11pt" style:font-weight-complex="normal"/>
    </style:style>
    <style:style style:name="P73" style:family="paragraph" style:parent-style-name="Standard">
      <style:text-properties style:font-name="Georgia" fo:font-size="11pt" fo:font-weight="bold" style:font-size-asian="11pt" style:font-weight-asian="bold" style:font-size-complex="11pt"/>
    </style:style>
    <style:style style:name="P74" style:family="paragraph" style:parent-style-name="Standard">
      <style:text-properties style:font-name="Georgia" fo:font-size="11pt" fo:font-weight="bold" officeooo:paragraph-rsid="00a16df9" style:font-size-asian="11pt" style:font-weight-asian="bold" style:font-size-complex="11pt"/>
    </style:style>
    <style:style style:name="P75" style:family="paragraph" style:parent-style-name="Standard">
      <style:text-properties style:font-name="Georgia" fo:font-size="11pt" fo:font-weight="bold" officeooo:paragraph-rsid="001fc29e" style:font-size-asian="11pt" style:font-weight-asian="bold" style:font-size-complex="11pt"/>
    </style:style>
    <style:style style:name="P76" style:family="paragraph" style:parent-style-name="Standard">
      <style:text-properties style:font-name="Georgia" fo:font-size="11pt" fo:font-weight="bold" officeooo:paragraph-rsid="00abc10c" style:font-size-asian="11pt" style:font-weight-asian="bold" style:font-size-complex="11pt"/>
    </style:style>
    <style:style style:name="P77" style:family="paragraph" style:parent-style-name="Standard">
      <style:text-properties style:font-name="Georgia" fo:font-size="11pt" fo:font-weight="bold" officeooo:paragraph-rsid="00b591a1" style:font-size-asian="11pt" style:font-weight-asian="bold" style:font-size-complex="11pt"/>
    </style:style>
    <style:style style:name="P78" style:family="paragraph" style:parent-style-name="Standard">
      <style:text-properties style:font-name="Georgia" fo:font-size="11pt" fo:font-weight="bold" officeooo:paragraph-rsid="00274e96" style:font-size-asian="11pt" style:font-weight-asian="bold" style:font-size-complex="11pt"/>
    </style:style>
    <style:style style:name="P79" style:family="paragraph" style:parent-style-name="Standard">
      <style:text-properties style:font-name="Georgia" fo:font-size="11pt" fo:font-weight="bold" officeooo:paragraph-rsid="00bca3a8" style:font-size-asian="11pt" style:font-weight-asian="bold" style:font-size-complex="11pt"/>
    </style:style>
    <style:style style:name="P80" style:family="paragraph" style:parent-style-name="Standard">
      <style:text-properties style:font-name="Georgia" fo:font-size="11pt" fo:font-weight="bold" officeooo:paragraph-rsid="00c09d48" style:font-size-asian="11pt" style:font-weight-asian="bold" style:font-size-complex="11pt"/>
    </style:style>
    <style:style style:name="P81" style:family="paragraph" style:parent-style-name="Standard">
      <style:text-properties style:font-name="Georgia" fo:font-size="11pt" fo:font-weight="bold" officeooo:paragraph-rsid="00c18d05" style:font-size-asian="11pt" style:font-weight-asian="bold" style:font-size-complex="11pt"/>
    </style:style>
    <style:style style:name="P82" style:family="paragraph" style:parent-style-name="Standard">
      <style:text-properties style:font-name="Georgia" fo:font-size="11pt" fo:font-weight="bold" officeooo:rsid="00c18d05" officeooo:paragraph-rsid="00c18d05" style:font-size-asian="11pt" style:font-weight-asian="bold" style:font-size-complex="11pt"/>
    </style:style>
    <style:style style:name="P83" style:family="paragraph" style:parent-style-name="Standard">
      <style:text-properties style:font-name="Georgia" fo:font-size="11pt" fo:font-style="italic" fo:font-weight="normal" officeooo:rsid="00a16df9" officeooo:paragraph-rsid="00a16df9" style:font-size-asian="11pt" style:font-style-asian="italic" style:font-weight-asian="normal" style:font-size-complex="11pt" style:font-style-complex="italic" style:font-weight-complex="normal"/>
    </style:style>
    <style:style style:name="P84" style:family="paragraph" style:parent-style-name="Standard">
      <style:text-properties style:font-name="Georgia" fo:font-size="11pt" fo:font-style="normal" fo:font-weight="normal" officeooo:rsid="00a16df9" officeooo:paragraph-rsid="00a16df9" style:font-size-asian="11pt" style:font-style-asian="normal" style:font-weight-asian="normal" style:font-size-complex="11pt" style:font-style-complex="normal" style:font-weight-complex="normal"/>
    </style:style>
    <style:style style:name="P85" style:family="paragraph" style:parent-style-name="Standard">
      <style:text-properties style:font-name="Georgia" fo:font-size="11pt" fo:font-style="normal" fo:font-weight="normal" officeooo:rsid="00b591a1" officeooo:paragraph-rsid="00b591a1" style:font-size-asian="11pt" style:font-style-asian="normal" style:font-weight-asian="normal" style:font-size-complex="11pt" style:font-style-complex="normal" style:font-weight-complex="normal"/>
    </style:style>
    <style:style style:name="P86" style:family="paragraph" style:parent-style-name="Standard">
      <style:text-properties fo:font-size="11pt" fo:font-weight="normal" officeooo:rsid="00ac8d08" officeooo:paragraph-rsid="00ac8d08" style:font-size-asian="11pt" style:font-weight-asian="normal" style:font-size-complex="11pt" style:font-weight-complex="normal"/>
    </style:style>
    <style:style style:name="P87" style:family="paragraph" style:parent-style-name="Standard">
      <style:text-properties fo:font-size="11pt" fo:font-weight="normal" officeooo:rsid="00c382de" officeooo:paragraph-rsid="00c382de" style:font-size-asian="11pt" style:font-weight-asian="normal" style:font-size-complex="11pt" style:font-weight-complex="normal"/>
    </style:style>
    <style:style style:name="P88" style:family="paragraph" style:parent-style-name="Standard">
      <style:text-properties fo:font-size="11pt" fo:font-weight="normal" officeooo:rsid="00c4e60b" officeooo:paragraph-rsid="00c4e60b" style:font-size-asian="11pt" style:font-weight-asian="normal" style:font-size-complex="11pt" style:font-weight-complex="normal"/>
    </style:style>
    <style:style style:name="P89" style:family="paragraph" style:parent-style-name="Standard">
      <style:text-properties fo:font-size="11pt" fo:font-weight="normal" officeooo:rsid="00c5eeb7" officeooo:paragraph-rsid="00c5eeb7" style:font-size-asian="11pt" style:font-weight-asian="normal" style:font-size-complex="11pt" style:font-weight-complex="normal"/>
    </style:style>
    <style:style style:name="P90" style:family="paragraph" style:parent-style-name="Standard">
      <style:text-properties fo:font-size="11pt" officeooo:paragraph-rsid="00ac8d08" style:font-size-asian="11pt" style:font-size-complex="11pt"/>
    </style:style>
    <style:style style:name="P91" style:family="paragraph" style:parent-style-name="Standard">
      <style:text-properties fo:font-size="11pt" officeooo:paragraph-rsid="00ade0a0" style:font-size-asian="11pt" style:font-size-complex="11pt"/>
    </style:style>
    <style:style style:name="P92" style:family="paragraph" style:parent-style-name="Standard">
      <style:text-properties fo:font-size="11pt" officeooo:paragraph-rsid="00c382de" style:font-size-asian="11pt" style:font-size-complex="11pt"/>
    </style:style>
    <style:style style:name="P93" style:family="paragraph" style:parent-style-name="Standard">
      <style:text-properties fo:font-size="11pt" officeooo:paragraph-rsid="00c4e60b" style:font-size-asian="11pt" style:font-size-complex="11pt"/>
    </style:style>
    <style:style style:name="P94" style:family="paragraph" style:parent-style-name="Standard">
      <style:text-properties officeooo:paragraph-rsid="009ca387"/>
    </style:style>
    <style:style style:name="P95" style:family="paragraph" style:parent-style-name="Standard">
      <style:text-properties officeooo:paragraph-rsid="00a7f454"/>
    </style:style>
    <style:style style:name="P96" style:family="paragraph" style:parent-style-name="Standard">
      <style:text-properties officeooo:paragraph-rsid="00a85061"/>
    </style:style>
    <style:style style:name="P97" style:family="paragraph" style:parent-style-name="Standard">
      <style:text-properties officeooo:paragraph-rsid="00ade0a0"/>
    </style:style>
    <style:style style:name="T1" style:family="text">
      <style:text-properties style:font-name="Georgia"/>
    </style:style>
    <style:style style:name="T2" style:family="text">
      <style:text-properties style:font-name="Georgia" fo:font-weight="bold" style:font-weight-asian="bold"/>
    </style:style>
    <style:style style:name="T3" style:family="text">
      <style:text-properties style:font-name="Georgia" fo:font-weight="bold" officeooo:rsid="002916ba" style:font-weight-asian="bold"/>
    </style:style>
    <style:style style:name="T4" style:family="text">
      <style:text-properties style:font-name="Georgia" fo:font-weight="bold" officeooo:rsid="0029f53c" style:font-weight-asian="bold"/>
    </style:style>
    <style:style style:name="T5" style:family="text">
      <style:text-properties style:font-name="Georgia" fo:font-weight="bold" officeooo:rsid="002b8a51" style:font-weight-asian="bold"/>
    </style:style>
    <style:style style:name="T6" style:family="text">
      <style:text-properties style:font-name="Georgia" fo:font-weight="bold" officeooo:rsid="003553b4" style:font-weight-asian="bold"/>
    </style:style>
    <style:style style:name="T7" style:family="text">
      <style:text-properties style:font-name="Georgia" fo:font-weight="bold" fo:background-color="#ffff00" loext:char-shading-value="0" style:font-weight-asian="bold"/>
    </style:style>
    <style:style style:name="T8" style:family="text">
      <style:text-properties style:font-name="Georgia" fo:font-size="11pt" fo:font-weight="normal" style:font-size-asian="11pt" style:font-weight-asian="normal" style:font-size-complex="11pt" style:font-weight-complex="normal"/>
    </style:style>
    <style:style style:name="T9" style:family="text">
      <style:text-properties style:font-name="Georgia" fo:font-size="11pt" fo:font-weight="normal" officeooo:rsid="00212355" style:font-size-asian="11pt" style:font-weight-asian="normal" style:font-size-complex="11pt" style:font-weight-complex="normal"/>
    </style:style>
    <style:style style:name="T10" style:family="text">
      <style:text-properties style:font-name="Georgia" fo:font-size="11pt" fo:font-weight="normal" officeooo:rsid="004e4dfb" style:font-size-asian="11pt" style:font-weight-asian="normal" style:font-size-complex="11pt" style:font-weight-complex="normal"/>
    </style:style>
    <style:style style:name="T11" style:family="text">
      <style:text-properties style:font-name="Georgia" fo:font-size="11pt" fo:font-weight="normal" officeooo:rsid="00502f9e" style:font-size-asian="11pt" style:font-weight-asian="normal" style:font-size-complex="11pt" style:font-weight-complex="normal"/>
    </style:style>
    <style:style style:name="T12" style:family="text">
      <style:text-properties style:font-name="Georgia" fo:font-size="11pt" fo:font-weight="normal" officeooo:rsid="0050ade8" style:font-size-asian="11pt" style:font-weight-asian="normal" style:font-size-complex="11pt" style:font-weight-complex="normal"/>
    </style:style>
    <style:style style:name="T13" style:family="text">
      <style:text-properties style:font-name="Georgia" fo:font-size="11pt" fo:font-weight="normal" officeooo:rsid="0051513f" style:font-size-asian="11pt" style:font-weight-asian="normal" style:font-size-complex="11pt" style:font-weight-complex="normal"/>
    </style:style>
    <style:style style:name="T14" style:family="text">
      <style:text-properties style:font-name="Georgia" fo:font-size="11pt" fo:font-weight="normal" officeooo:rsid="0053c632" style:font-size-asian="11pt" style:font-weight-asian="normal" style:font-size-complex="11pt" style:font-weight-complex="normal"/>
    </style:style>
    <style:style style:name="T15" style:family="text">
      <style:text-properties style:font-name="Georgia" fo:font-size="11pt" fo:font-weight="normal" officeooo:rsid="005468d9" style:font-size-asian="11pt" style:font-weight-asian="normal" style:font-size-complex="11pt" style:font-weight-complex="normal"/>
    </style:style>
    <style:style style:name="T16" style:family="text">
      <style:text-properties style:font-name="Georgia" fo:font-size="11pt" fo:font-weight="normal" officeooo:rsid="0054ec6c" style:font-size-asian="11pt" style:font-weight-asian="normal" style:font-size-complex="11pt" style:font-weight-complex="normal"/>
    </style:style>
    <style:style style:name="T17" style:family="text">
      <style:text-properties style:font-name="Georgia" fo:font-size="11pt" fo:font-weight="normal" officeooo:rsid="0056df7b" style:font-size-asian="11pt" style:font-weight-asian="normal" style:font-size-complex="11pt" style:font-weight-complex="normal"/>
    </style:style>
    <style:style style:name="T18" style:family="text">
      <style:text-properties style:font-name="Georgia" fo:font-size="11pt" fo:font-weight="normal" officeooo:rsid="0085bc91" style:font-size-asian="11pt" style:font-weight-asian="normal" style:font-size-complex="11pt" style:font-weight-complex="normal"/>
    </style:style>
    <style:style style:name="T19" style:family="text">
      <style:text-properties style:font-name="Georgia" fo:font-size="11pt" fo:font-weight="normal" officeooo:rsid="00867028" style:font-size-asian="11pt" style:font-weight-asian="normal" style:font-size-complex="11pt" style:font-weight-complex="normal"/>
    </style:style>
    <style:style style:name="T20" style:family="text">
      <style:text-properties style:font-name="Georgia" fo:font-size="11pt" fo:font-weight="normal" officeooo:rsid="0086c82a" style:font-size-asian="11pt" style:font-weight-asian="normal" style:font-size-complex="11pt" style:font-weight-complex="normal"/>
    </style:style>
    <style:style style:name="T21" style:family="text">
      <style:text-properties style:font-name="Georgia" fo:font-size="11pt" fo:font-weight="normal" officeooo:rsid="004685fa" style:font-size-asian="11pt" style:font-weight-asian="normal" style:font-size-complex="11pt" style:font-weight-complex="normal"/>
    </style:style>
    <style:style style:name="T22" style:family="text">
      <style:text-properties style:font-name="Georgia" fo:font-size="11pt" fo:font-weight="normal" officeooo:rsid="005f7970" style:font-size-asian="11pt" style:font-weight-asian="normal" style:font-size-complex="11pt" style:font-weight-complex="normal"/>
    </style:style>
    <style:style style:name="T23" style:family="text">
      <style:text-properties style:font-name="Georgia" fo:font-size="11pt" fo:font-weight="normal" officeooo:rsid="008a89ed" style:font-size-asian="11pt" style:font-weight-asian="normal" style:font-size-complex="11pt" style:font-weight-complex="normal"/>
    </style:style>
    <style:style style:name="T24" style:family="text">
      <style:text-properties style:font-name="Georgia" fo:font-size="11pt" fo:font-weight="normal" officeooo:rsid="008ab139" style:font-size-asian="11pt" style:font-weight-asian="normal" style:font-size-complex="11pt" style:font-weight-complex="normal"/>
    </style:style>
    <style:style style:name="T25" style:family="text">
      <style:text-properties style:font-name="Georgia" fo:font-size="11pt" fo:font-weight="normal" officeooo:rsid="008c8b26" style:font-size-asian="11pt" style:font-weight-asian="normal" style:font-size-complex="11pt" style:font-weight-complex="normal"/>
    </style:style>
    <style:style style:name="T26" style:family="text">
      <style:text-properties style:font-name="Georgia" fo:font-size="11pt" fo:font-weight="normal" officeooo:rsid="008e0717" style:font-size-asian="11pt" style:font-weight-asian="normal" style:font-size-complex="11pt" style:font-weight-complex="normal"/>
    </style:style>
    <style:style style:name="T27" style:family="text">
      <style:text-properties style:font-name="Georgia" fo:font-size="11pt" fo:font-weight="normal" officeooo:rsid="003fec65" style:font-size-asian="11pt" style:font-weight-asian="normal" style:font-size-complex="11pt" style:font-weight-complex="normal"/>
    </style:style>
    <style:style style:name="T28" style:family="text">
      <style:text-properties style:font-name="Georgia" fo:font-size="11pt" fo:font-weight="normal" officeooo:rsid="004105f4" style:font-size-asian="11pt" style:font-weight-asian="normal" style:font-size-complex="11pt" style:font-weight-complex="normal"/>
    </style:style>
    <style:style style:name="T29" style:family="text">
      <style:text-properties style:font-name="Georgia" fo:font-size="11pt" fo:font-weight="normal" officeooo:rsid="008fbaed" style:font-size-asian="11pt" style:font-weight-asian="normal" style:font-size-complex="11pt" style:font-weight-complex="normal"/>
    </style:style>
    <style:style style:name="T30" style:family="text">
      <style:text-properties style:font-name="Georgia" fo:font-size="11pt" fo:font-weight="normal" officeooo:rsid="0090cdd7" style:font-size-asian="11pt" style:font-weight-asian="normal" style:font-size-complex="11pt" style:font-weight-complex="normal"/>
    </style:style>
    <style:style style:name="T31" style:family="text">
      <style:text-properties style:font-name="Georgia" fo:font-size="11pt" fo:font-weight="normal" officeooo:rsid="0091b299" style:font-size-asian="11pt" style:font-weight-asian="normal" style:font-size-complex="11pt" style:font-weight-complex="normal"/>
    </style:style>
    <style:style style:name="T32" style:family="text">
      <style:text-properties style:font-name="Georgia" fo:font-size="11pt" fo:font-weight="normal" officeooo:rsid="00928bb3" style:font-size-asian="11pt" style:font-weight-asian="normal" style:font-size-complex="11pt" style:font-weight-complex="normal"/>
    </style:style>
    <style:style style:name="T33" style:family="text">
      <style:text-properties style:font-name="Georgia" fo:font-size="11pt" fo:font-weight="normal" officeooo:rsid="009ca387" style:font-size-asian="11pt" style:font-weight-asian="normal" style:font-size-complex="11pt" style:font-weight-complex="normal"/>
    </style:style>
    <style:style style:name="T34" style:family="text">
      <style:text-properties style:font-name="Georgia" fo:font-size="11pt" fo:font-weight="normal" officeooo:rsid="009f256c" style:font-size-asian="11pt" style:font-weight-asian="normal" style:font-size-complex="11pt" style:font-weight-complex="normal"/>
    </style:style>
    <style:style style:name="T35" style:family="text">
      <style:text-properties style:font-name="Georgia" fo:font-size="11pt" fo:font-weight="normal" officeooo:rsid="009fdddb" style:font-size-asian="11pt" style:font-weight-asian="normal" style:font-size-complex="11pt" style:font-weight-complex="normal"/>
    </style:style>
    <style:style style:name="T36" style:family="text">
      <style:text-properties style:font-name="Georgia" fo:font-size="11pt" fo:font-weight="normal" officeooo:rsid="00a5cb4a" style:font-size-asian="11pt" style:font-weight-asian="normal" style:font-size-complex="11pt" style:font-weight-complex="normal"/>
    </style:style>
    <style:style style:name="T37" style:family="text">
      <style:text-properties style:font-name="Georgia" fo:font-size="11pt" fo:font-weight="normal" officeooo:rsid="00a735e7" style:font-size-asian="11pt" style:font-weight-asian="normal" style:font-size-complex="11pt" style:font-weight-complex="normal"/>
    </style:style>
    <style:style style:name="T38" style:family="text">
      <style:text-properties style:font-name="Georgia" fo:font-size="11pt" fo:font-weight="normal" officeooo:rsid="00a7f454" style:font-size-asian="11pt" style:font-weight-asian="normal" style:font-size-complex="11pt" style:font-weight-complex="normal"/>
    </style:style>
    <style:style style:name="T39" style:family="text">
      <style:text-properties style:font-name="Georgia" fo:font-size="11pt" fo:font-weight="normal" officeooo:rsid="00a85061" style:font-size-asian="11pt" style:font-weight-asian="normal" style:font-size-complex="11pt" style:font-weight-complex="normal"/>
    </style:style>
    <style:style style:name="T40" style:family="text">
      <style:text-properties style:font-name="Georgia" fo:font-size="11pt" fo:font-weight="normal" officeooo:rsid="00a98d9e" style:font-size-asian="11pt" style:font-weight-asian="normal" style:font-size-complex="11pt" style:font-weight-complex="normal"/>
    </style:style>
    <style:style style:name="T41" style:family="text">
      <style:text-properties style:font-name="Georgia" fo:font-size="11pt" fo:font-weight="normal" officeooo:rsid="00ade0a0" style:font-size-asian="11pt" style:font-weight-asian="normal" style:font-size-complex="11pt" style:font-weight-complex="normal"/>
    </style:style>
    <style:style style:name="T42" style:family="text">
      <style:text-properties style:font-name="Georgia" fo:font-size="11pt" fo:font-weight="normal" officeooo:rsid="00b06f01" style:font-size-asian="11pt" style:font-weight-asian="normal" style:font-size-complex="11pt" style:font-weight-complex="normal"/>
    </style:style>
    <style:style style:name="T43" style:family="text">
      <style:text-properties style:font-name="Georgia" fo:font-size="11pt" fo:font-style="normal" fo:font-weight="normal" style:font-size-asian="11pt" style:font-style-asian="normal" style:font-weight-asian="normal" style:font-size-complex="11pt" style:font-style-complex="normal" style:font-weight-complex="normal"/>
    </style:style>
    <style:style style:name="T44" style:family="text">
      <style:text-properties style:font-name="Georgia" fo:font-size="11pt" fo:font-style="normal" fo:font-weight="normal" officeooo:rsid="00928bb3" style:font-size-asian="11pt" style:font-style-asian="normal" style:font-weight-asian="normal" style:font-size-complex="11pt" style:font-style-complex="normal" style:font-weight-complex="normal"/>
    </style:style>
    <style:style style:name="T45" style:family="text">
      <style:text-properties style:font-name="Georgia" fo:font-size="11pt" fo:font-style="normal" fo:font-weight="normal" officeooo:rsid="00930776" style:font-size-asian="11pt" style:font-style-asian="normal" style:font-weight-asian="normal" style:font-size-complex="11pt" style:font-style-complex="normal" style:font-weight-complex="normal"/>
    </style:style>
    <style:style style:name="T46" style:family="text">
      <style:text-properties style:font-name="Georgia" fo:font-size="11pt" fo:font-style="normal" fo:font-weight="normal" officeooo:rsid="00938143" style:font-size-asian="11pt" style:font-style-asian="normal" style:font-weight-asian="normal" style:font-size-complex="11pt" style:font-style-complex="normal" style:font-weight-complex="normal"/>
    </style:style>
    <style:style style:name="T47" style:family="text">
      <style:text-properties style:font-name="Georgia" fo:font-size="11pt" fo:font-style="normal" fo:font-weight="normal" officeooo:rsid="00a16df9" style:font-size-asian="11pt" style:font-style-asian="normal" style:font-weight-asian="normal" style:font-size-complex="11pt" style:font-style-complex="normal" style:font-weight-complex="normal"/>
    </style:style>
    <style:style style:name="T48" style:family="text">
      <style:text-properties style:font-name="Georgia" fo:font-size="11pt" fo:font-style="italic" fo:font-weight="normal" officeooo:rsid="00928bb3" style:font-size-asian="11pt" style:font-style-asian="italic" style:font-weight-asian="normal" style:font-size-complex="11pt" style:font-style-complex="italic" style:font-weight-complex="normal"/>
    </style:style>
    <style:style style:name="T49" style:family="text">
      <style:text-properties style:font-name="Georgia" fo:font-weight="normal" officeooo:rsid="00755701" style:font-weight-asian="normal" style:font-weight-complex="normal"/>
    </style:style>
    <style:style style:name="T50" style:family="text">
      <style:text-properties style:font-name="Georgia" officeooo:rsid="00ad33d8"/>
    </style:style>
    <style:style style:name="T51" style:family="text">
      <style:text-properties officeooo:rsid="00228739"/>
    </style:style>
    <style:style style:name="T52" style:family="text">
      <style:text-properties officeooo:rsid="00242c0e"/>
    </style:style>
    <style:style style:name="T53" style:family="text">
      <style:text-properties officeooo:rsid="002c9722"/>
    </style:style>
    <style:style style:name="T54" style:family="text">
      <style:text-properties style:use-window-font-color="true" style:font-name="Georgia" fo:language="en" fo:country="US" fo:font-weight="bold" style:letter-kerning="false" style:font-name-asian="Calibri1" style:language-asian="en" style:country-asian="US" style:font-weight-asian="bold" style:font-name-complex="DejaVu Sans" style:language-complex="ar" style:country-complex="SA"/>
    </style:style>
    <style:style style:name="T55" style:family="text">
      <style:text-properties style:use-window-font-color="true" style:font-name="Georgia" fo:language="en" fo:country="US" fo:font-weight="bold" officeooo:rsid="002c9722" style:letter-kerning="false" style:font-name-asian="Calibri1" style:language-asian="en" style:country-asian="US" style:font-weight-asian="bold" style:font-name-complex="DejaVu Sans" style:language-complex="ar" style:country-complex="SA"/>
    </style:style>
    <style:style style:name="T56" style:family="text">
      <style:text-properties style:use-window-font-color="true" style:font-name="Georgia" fo:font-size="11pt" fo:language="en" fo:country="US" fo:font-weight="normal" officeooo:rsid="0039783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7" style:family="text">
      <style:text-properties style:use-window-font-color="true" style:font-name="Georgia" fo:font-size="11pt" fo:language="en" fo:country="US" fo:font-weight="normal" officeooo:rsid="008e071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8" style:family="text">
      <style:text-properties style:use-window-font-color="true" style:font-name="Georgia" fo:font-size="11pt" fo:language="en" fo:country="US" fo:font-weight="normal" officeooo:rsid="009ca38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9" style:family="text">
      <style:text-properties style:use-window-font-color="true" style:font-name="Georgia" fo:font-size="11pt" fo:language="en" fo:country="US" fo:font-weight="normal" officeooo:rsid="00a8506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0" style:family="text">
      <style:text-properties style:use-window-font-color="true" style:font-name="Georgia" fo:font-size="11pt" fo:language="en" fo:country="US" fo:font-weight="normal" officeooo:rsid="00b06f0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1" style:family="text">
      <style:text-properties officeooo:rsid="003c8a7a"/>
    </style:style>
    <style:style style:name="T62" style:family="text">
      <style:text-properties officeooo:rsid="003d20b8"/>
    </style:style>
    <style:style style:name="T63" style:family="text">
      <style:text-properties fo:font-weight="normal" style:font-weight-asian="normal" style:font-weight-complex="normal"/>
    </style:style>
    <style:style style:name="T64" style:family="text">
      <style:text-properties fo:font-weight="normal" officeooo:rsid="003d319f" style:font-weight-asian="normal" style:font-weight-complex="normal"/>
    </style:style>
    <style:style style:name="T65" style:family="text">
      <style:text-properties fo:font-weight="normal" officeooo:rsid="003defe9" style:font-weight-asian="normal" style:font-weight-complex="normal"/>
    </style:style>
    <style:style style:name="T66" style:family="text">
      <style:text-properties fo:font-weight="normal" officeooo:rsid="00447cc2" style:font-weight-asian="normal" style:font-weight-complex="normal"/>
    </style:style>
    <style:style style:name="T67" style:family="text">
      <style:text-properties fo:font-weight="normal" officeooo:rsid="0044dc52" style:font-weight-asian="normal" style:font-weight-complex="normal"/>
    </style:style>
    <style:style style:name="T68" style:family="text">
      <style:text-properties fo:font-weight="normal" officeooo:rsid="004685fa" style:font-weight-asian="normal" style:font-weight-complex="normal"/>
    </style:style>
    <style:style style:name="T69" style:family="text">
      <style:text-properties fo:font-weight="normal" officeooo:rsid="007d0dd5" style:font-weight-asian="normal" style:font-weight-complex="normal"/>
    </style:style>
    <style:style style:name="T70" style:family="text">
      <style:text-properties fo:font-weight="normal" officeooo:rsid="007db11e" style:font-weight-asian="normal" style:font-weight-complex="normal"/>
    </style:style>
    <style:style style:name="T71" style:family="text">
      <style:text-properties fo:font-weight="normal" officeooo:rsid="007ea8e3" style:font-weight-asian="normal" style:font-weight-complex="normal"/>
    </style:style>
    <style:style style:name="T72" style:family="text">
      <style:text-properties fo:font-weight="normal" officeooo:rsid="00b752be" style:font-weight-asian="normal" style:font-weight-complex="normal"/>
    </style:style>
    <style:style style:name="T73" style:family="text">
      <style:text-properties fo:font-weight="normal" officeooo:rsid="00b82b43" style:font-weight-asian="normal" style:font-weight-complex="normal"/>
    </style:style>
    <style:style style:name="T74" style:family="text">
      <style:text-properties fo:font-weight="normal" officeooo:rsid="00b99a48" style:font-weight-asian="normal" style:font-weight-complex="normal"/>
    </style:style>
    <style:style style:name="T75" style:family="text">
      <style:text-properties fo:font-weight="normal" officeooo:rsid="00bca3a8" style:font-weight-asian="normal" style:font-weight-complex="normal"/>
    </style:style>
    <style:style style:name="T76" style:family="text">
      <style:text-properties fo:font-weight="normal" officeooo:rsid="00bcbf81" style:font-weight-asian="normal" style:font-weight-complex="normal"/>
    </style:style>
    <style:style style:name="T77" style:family="text">
      <style:text-properties fo:color="#000000" style:font-name="Georgia"/>
    </style:style>
    <style:style style:name="T78" style:family="text">
      <style:text-properties fo:color="#000000" style:font-name="Georgia" fo:font-size="11pt" fo:font-weight="normal" officeooo:rsid="004969be" style:font-size-asian="11pt" style:font-weight-asian="normal" style:font-size-complex="11pt" style:font-weight-complex="normal"/>
    </style:style>
    <style:style style:name="T79" style:family="text">
      <style:text-properties fo:color="#000000" style:font-name="Georgia" fo:font-size="11pt" fo:font-weight="normal" officeooo:rsid="00247b2f" style:font-size-asian="11pt" style:font-weight-asian="normal" style:font-size-complex="11pt" style:font-weight-complex="normal"/>
    </style:style>
    <style:style style:name="T80" style:family="text">
      <style:text-properties fo:color="#000000" style:font-name="Georgia" fo:font-size="11pt" fo:font-weight="normal" officeooo:rsid="006fc3de" style:font-size-asian="11pt" style:font-weight-asian="normal" style:font-size-complex="11pt" style:font-weight-complex="normal"/>
    </style:style>
    <style:style style:name="T81" style:family="text">
      <style:text-properties fo:color="#000000" style:font-name="Georgia" fo:font-size="11pt" fo:font-weight="normal" officeooo:rsid="0024907a" style:font-size-asian="11pt" style:font-weight-asian="normal" style:font-size-complex="11pt" style:font-weight-complex="normal"/>
    </style:style>
    <style:style style:name="T82" style:family="text">
      <style:text-properties fo:color="#000000" style:font-name="Georgia" fo:font-size="11pt" fo:font-weight="normal" officeooo:rsid="0083dbac" style:font-size-asian="11pt" style:font-weight-asian="normal" style:font-size-complex="11pt" style:font-weight-complex="normal"/>
    </style:style>
    <style:style style:name="T83" style:family="text">
      <style:text-properties fo:color="#000000" style:font-name="Georgia" fo:font-size="11pt" fo:language="en" fo:country="US" fo:font-weight="normal" officeooo:rsid="004969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fo:color="#000000" style:font-name="Georgia" fo:font-size="11pt" fo:language="en" fo:country="US" fo:font-weight="normal" officeooo:rsid="004aa8b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fo:color="#000000" style:font-name="Georgia" fo:font-size="11pt" fo:language="en" fo:country="US" fo:font-weight="normal" officeooo:rsid="004bcb8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fo:color="#000000" style:font-name="Georgia" fo:font-size="11pt" fo:language="en" fo:country="US" fo:font-weight="normal" officeooo:rsid="004c9c3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fo:color="#000000" style:font-name="Georgia" fo:font-size="11pt" fo:language="en" fo:country="US" fo:font-weight="normal" officeooo:rsid="006fc3d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fo:color="#000000" style:font-name="Georgia" fo:font-size="11pt" fo:language="en" fo:country="US" fo:font-weight="normal" officeooo:rsid="00842b6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fo:color="#000000" style:font-name="Georgia" fo:font-size="11pt" fo:language="en" fo:country="US" fo:font-weight="normal" officeooo:rsid="008480c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0" style:family="text">
      <style:text-properties fo:color="#000000" style:font-name="Georgia" fo:font-size="11pt" fo:language="en" fo:country="US" officeooo:rsid="00657051" style:letter-kerning="false" style:font-name-asian="Calibri1" style:font-size-asian="11pt" style:language-asian="en" style:country-asian="US" style:font-name-complex="DejaVu Sans" style:font-size-complex="11pt" style:language-complex="ar" style:country-complex="SA"/>
    </style:style>
    <style:style style:name="T91" style:family="text">
      <style:text-properties fo:color="#000000" style:font-name="Georgia" fo:font-size="11pt" fo:language="en" fo:country="US" officeooo:rsid="006d42be" style:letter-kerning="false" style:font-name-asian="Calibri1" style:font-size-asian="11pt" style:language-asian="en" style:country-asian="US" style:font-name-complex="DejaVu Sans" style:font-size-complex="11pt" style:language-complex="ar" style:country-complex="SA"/>
    </style:style>
    <style:style style:name="T92" style:family="text">
      <style:text-properties fo:color="#000000" style:font-name="Georgia" officeooo:rsid="00657051"/>
    </style:style>
    <style:style style:name="T93" style:family="text">
      <style:text-properties fo:color="#000000" style:font-name="Georgia" officeooo:rsid="00247b2f"/>
    </style:style>
    <style:style style:name="T94" style:family="text">
      <style:text-properties fo:color="#000000" style:font-name="Georgia" officeooo:rsid="006618b9"/>
    </style:style>
    <style:style style:name="T95" style:family="text">
      <style:text-properties fo:color="#000000" style:font-name="Georgia" officeooo:rsid="0068868b"/>
    </style:style>
    <style:style style:name="T96" style:family="text">
      <style:text-properties fo:color="#000000" style:font-name="Georgia" officeooo:rsid="0069e347"/>
    </style:style>
    <style:style style:name="T97" style:family="text">
      <style:text-properties fo:color="#000000" style:font-name="Georgia" officeooo:rsid="006ab229"/>
    </style:style>
    <style:style style:name="T98" style:family="text">
      <style:text-properties fo:color="#000000" style:font-name="Georgia" officeooo:rsid="006ae268"/>
    </style:style>
    <style:style style:name="T99" style:family="text">
      <style:text-properties fo:color="#000000" style:font-name="Georgia" officeooo:rsid="006bbabc"/>
    </style:style>
    <style:style style:name="T100" style:family="text">
      <style:text-properties fo:color="#000000" style:font-name="Georgia" officeooo:rsid="006c8922"/>
    </style:style>
    <style:style style:name="T101" style:family="text">
      <style:text-properties fo:color="#000000" style:font-name="Georgia" officeooo:rsid="006d42be"/>
    </style:style>
    <style:style style:name="T102" style:family="text">
      <style:text-properties officeooo:rsid="005e0c62"/>
    </style:style>
    <style:style style:name="T103" style:family="text">
      <style:text-properties officeooo:rsid="006d42be"/>
    </style:style>
    <style:style style:name="T104" style:family="text">
      <style:text-properties officeooo:rsid="00713404"/>
    </style:style>
    <style:style style:name="T105" style:family="text">
      <style:text-properties officeooo:rsid="0071cdcb"/>
    </style:style>
    <style:style style:name="T106" style:family="text">
      <style:text-properties officeooo:rsid="0078b82d"/>
    </style:style>
    <style:style style:name="T107" style:family="text">
      <style:text-properties officeooo:rsid="00790ac4"/>
    </style:style>
    <style:style style:name="T108" style:family="text">
      <style:text-properties officeooo:rsid="007aea5d"/>
    </style:style>
    <style:style style:name="T109" style:family="text">
      <style:text-properties officeooo:rsid="007c7974"/>
    </style:style>
    <style:style style:name="T110" style:family="text">
      <style:text-properties officeooo:rsid="0097d66e"/>
    </style:style>
    <style:style style:name="T111" style:family="text">
      <style:text-properties officeooo:rsid="00992658"/>
    </style:style>
    <style:style style:name="T112" style:family="text">
      <style:text-properties officeooo:rsid="0099f1d5"/>
    </style:style>
    <style:style style:name="T113" style:family="text">
      <style:text-properties officeooo:rsid="009aab5e"/>
    </style:style>
    <style:style style:name="T114" style:family="text">
      <style:text-properties officeooo:rsid="009ca387"/>
    </style:style>
    <style:style style:name="T115" style:family="text">
      <style:text-properties officeooo:rsid="00a16df9"/>
    </style:style>
    <style:style style:name="T116" style:family="text">
      <style:text-properties officeooo:rsid="00a29860"/>
    </style:style>
    <style:style style:name="T117" style:family="text">
      <style:text-properties officeooo:rsid="00a31d7d"/>
    </style:style>
    <style:style style:name="T118" style:family="text">
      <style:text-properties officeooo:rsid="00a4494d"/>
    </style:style>
    <style:style style:name="T119" style:family="text">
      <style:text-properties officeooo:rsid="00a512df"/>
    </style:style>
    <style:style style:name="T120" style:family="text">
      <style:text-properties officeooo:rsid="00a85061"/>
    </style:style>
    <style:style style:name="T121" style:family="text">
      <style:text-properties officeooo:rsid="00abc10c"/>
    </style:style>
    <style:style style:name="T122" style:family="text">
      <style:text-properties officeooo:rsid="00b71a74"/>
    </style:style>
    <style:style style:name="T123" style:family="text">
      <style:text-properties officeooo:rsid="00bab6aa"/>
    </style:style>
    <style:style style:name="T124" style:family="text">
      <style:text-properties officeooo:rsid="00bc77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Ethnography</text:p>
      <text:p text:style-name="P2"/>
      <text:p text:style-name="P21">The charcolithic Attasek of Lunima, <text:span text:style-name="T102">up to 45,500 BBT.</text:span></text:p>
      <text:p text:style-name="P2"/>
      <text:p text:style-name="P20">Attasek (Two Bloods)</text:p>
      <text:p text:style-name="P20"/>
      <text:p text:style-name="P20">The Attasek come from:</text:p>
      <text:p text:style-name="P20"><text:s text:c="4"/>Astar: tribal theocracy, PIE-esque, matriarchy animist, afterlife</text:p>
      <text:p text:style-name="P20"><text:s text:c="4"/>Akh: city-state divine-right magocracy, Egypt-esque, dualistic polytheism, reincarnation</text:p>
      <text:p text:style-name="P20"/>
      <text:p text:style-name="P20">Attasek culture at 45k:</text:p>
      <text:p text:style-name="P20"><text:s text:c="4"/>(after Apythia's ritual)</text:p>
      <text:p text:style-name="P20"><text:s text:c="4"/>Combination: city-state, theocracy, Minoan-PIE-esque, matron-led dualistic polytheism, reincarnation</text:p>
      <text:p text:style-name="P20"/>
      <text:p text:style-name="P20">Inspiration:</text:p>
      <text:p text:style-name="P20"><text:s text:c="4"/>Architecture: Minoan / Egyptian</text:p>
      <text:p text:style-name="P20"><text:s text:c="4"/>Clothing: Minoan (summer), PIE furs (winter)</text:p>
      <text:p text:style-name="P20"><text:s text:c="4"/>Culture: Warlike</text:p>
      <text:p text:style-name="P20"><text:s text:c="4"/>Religion: Dualism, reincarnation, polytheism, prophecy</text:p>
      <text:p text:style-name="P20"/>
      <text:p text:style-name="P20">The waith accepted rule by the powerful. They were a magocracy, though this could easily have been an autocracy or monarchy. The mages ruled under divine right by the deities.</text:p>
      <text:p text:style-name="P20">In a time after the end of the Usada, where refugees mix to form a new culture, that of the charcolithic Attasek in Lunima.</text:p>
      <text:p text:style-name="P20"/>
      <text:p text:style-name="Standard"><text:span text:style-name="T9">While the waith of Metimacopa before the Usada used bronze tools, the tin from Uruzil was halted with the city's destruction. The Akh reverted to copper tools, and this is what the Attasek used. During these early charcolithic times, the groups dispersed into tribal bands and moved across Lunima. The tribes fought over food and territory, though slowly the waith and astar interbred. After a few millenia, a middle-aged atta of Akh and their tribe settled into a fort-like village as a defensible position against other nearby tribes. </text:span><text:span text:style-name="T56">Kar-Alfirinkar</text:span><text:span text:style-name="T9">.</text:span></text:p>
      <text:p text:style-name="P20"/>
      <text:p text:style-name="Standard"><text:span text:style-name="T9">With the founding of </text:span><text:span text:style-name="T56">Kar-Alfirinkar</text:span><text:span text:style-name="T9">, the next millennia see more forts and villages in the north-west of Lunima. As the population of this region grows, the people also intermix more and more until they are a practically undifferentiated population of waith-astar. They call themselves the "Attasek".</text:span></text:p>
      <text:p text:style-name="P2"/>
      <text:p text:style-name="P18"><text:bookmark-start text:name="1"/>Questions of Place.<text:bookmark-end text:name="1"/></text:p>
      <text:p text:style-name="P1">Geography</text:p>
      <text:p text:style-name="P42"><text:span text:style-name="T55">W</text:span><text:span text:style-name="T54">here is this culture?</text:span></text:p>
      <text:p text:style-name="P22">The Attasek culture spans all of Lunima. <text:span text:style-name="T61">Early in the maturation of the Attasek culture, Lunima was grasped by a high obliquity, mid equal precession climate. The northwest and west were Csa while much of the east was Dfa. The south dried into Bsk and Bwk, </text:span><text:span text:style-name="T62">with a small corner of Cfa to the southeast.</text:span></text:p>
      <text:p text:style-name="P1">Civilization</text:p>
      <text:p text:style-name="P8">What are the borders of society like?</text:p>
      <text:p text:style-name="P9"><text:soft-page-break/><text:span text:style-name="T64">The Attasek are distributed primarily in sedentary tribes or, in the edges of society, nomadic bands. The highest concentration of Attasek are in the region of Medhyamoya, the northwestern Csa coast, where small hill forts grew into small cities.</text:span><text:line-break/>How many people live here?</text:p>
      <text:p text:style-name="P9"><text:span text:style-name="T65">As the Attasek were first beginning, under 100,000 Waith Akh and Yfanald astar lived in Lunima. By the High Elf Diaspora in 41,831, almost two million Attasek lived in or moved from Lunima.</text:span><text:line-break/>Where do they congregate? <text:span text:style-name="T53">Do they have cities, tribes, bands?</text:span></text:p>
      <text:p text:style-name="P59"><text:span text:style-name="T26">Small </text:span><text:span text:style-name="T57">c</text:span><text:span text:style-name="T27">ities dot the northwest and northern coast. These cities are primarily hill forts surrounded by small settlements. Beyond the hill forts lie tribal villages and nomadic bands </text:span><text:span text:style-name="T28">of hunters.</text:span></text:p>
      <text:p text:style-name="P1"/>
      <text:p text:style-name="P19"><text:bookmark-start text:name="14"/>Questions of Technology.<text:bookmark-end text:name="14"/></text:p>
      <text:p text:style-name="P3">Describe the technological level of the society.</text:p>
      <text:p text:style-name="P23">[... ['Late Proto-Indo-European Millenium', 48079], ['Significant Masonry', 48079], ['Paved roads', 48079], ['Earliest complex civilizations', 48079], ['Founding of Ur', 46679], ['Spear and shield formations', 44479]...</text:p>
      <text:p text:style-name="P60">Wheel 45500</text:p>
      <text:p text:style-name="P3"><text:line-break/>Architecture<text:line-break/>What major architectural styles are present?<text:line-break/><text:span text:style-name="T66">The Attasek architecture is Egypto-Minoan in inspiration; flat-topped roofs and stone or daub adobe walls. Their hill forts often feature walls or other reinforcements, like ditches or wooden spikes. </text:span><text:span text:style-name="T67">Architecture is angular and spartan.</text:span></text:p>
      <text:p text:style-name="P3"/>
      <text:p text:style-name="P19"><text:bookmark-start text:name="7"/>Questions of Faith.<text:bookmark-end text:name="7"/></text:p>
      <text:p text:style-name="P3">Religious Structure</text:p>
      <text:p text:style-name="P3">What are the major religious groups in the region? Repeat this section for each religious group if needed.<text:line-break/><text:tab/>What is the <text:span text:style-name="T51">type of religion? See “Theism” on Wikipedia.</text:span></text:p>
      <text:p text:style-name="P3"><text:tab/><text:span text:style-name="T68">Dualistic polytheism.</text:span></text:p>
      <text:p text:style-name="P10"><text:tab/>What are some of their core doctrines, dogmas, beliefs and practices? What <text:tab/>is the overall cosmology and eschatology in religious terms? What does this <text:tab/>religion say about deat<text:span text:style-name="T51">h</text:span>?</text:p>
      <text:p text:style-name="P11"><text:tab/><text:span text:style-name="T68">The Attasek religion features two prominent themes: reincarnation and prophecy.</text:span></text:p>
      <text:p text:style-name="P31"/>
      <text:p text:style-name="P31"><text:tab/><text:span text:style-name="T115">Reincarnation, prophecy &amp; divination &amp; time, astronomy, spirits &amp; geographic, phenomenological deities,</text:span></text:p>
      <text:p text:style-name="P31"/>
      <text:p text:style-name="P40">Eschatology:</text:p>
      <text:p text:style-name="P56"><text:span text:style-name="T21"><text:tab/></text:span><text:span text:style-name="T22">These themes play into the eschatology the Attasek hold:</text:span></text:p>
      <text:p text:style-name="P48"><text:span text:style-name="T78"><text:tab/>The world is much older than the astar, but it was very different before their waking. The astar believe the world was created by the deit</text:span><text:span text:style-name="T82">ies</text:span><text:span text:style-name="T78"> </text:span><text:span text:style-name="T83">Galos </text:span><text:span text:style-name="T88">and Vesmati (“All-mother”)</text:span><text:span text:style-name="T83">. </text:span><text:span text:style-name="T88">Vesmati</text:span><text:span text:style-name="T83"> birthed many other deities and the waith, and the world was peaceful and beautiful. Galos wanted more. She wanted another race of beings, the astar, though in creating them she would have to sacrifice her </text:span><text:span text:style-name="T88">partner, Vesmati</text:span><text:span text:style-name="T83">. The deities fought and warred, and the waith were pulled into the conflict. The waith captured and trapped Galos for some time and stole her power, but vengeful monsters unleashed upon the land eventually forced them to free Galos. Galos rent </text:span><text:soft-page-break/><text:span text:style-name="T83">apart the other deities and finally sacrificed </text:span><text:span text:style-name="T88">killed Vesmati</text:span><text:span text:style-name="T83">. </text:span><text:span text:style-name="T89">The evil Galos was killed by the last-standing deity, the warrior Citati. </text:span><text:span text:style-name="T83">In the aftermath, the world was covered in ash and dust, which the Attasek believe to have been the body of Galos and the other deities. The end of the times of ash came when the only deity to have been spared, Citati, </text:span><text:span text:style-name="T84">goddess of knowledge and rebirth, reincarnated all the deities of old into new bodies. </text:span><text:span text:style-name="T85">The world was born anew, and the ash disappeared </text:span><text:span text:style-name="T86">from the sky.</text:span></text:p>
      <text:p text:style-name="P35"/>
      <text:p text:style-name="P57"><text:span text:style-name="T10">S</text:span><text:span text:style-name="T8">ymbology</text:span><text:span text:style-name="T43">:</text:span></text:p>
      <text:p text:style-name="P58"><text:span text:style-name="T10"><text:tab/>The symbology of ash and fire in the religion as remnants of the corporeal deities manifests throughout Attasek religious life and rituals. Ash is spread over ritual areas, on the bodies of those participating, etc. </text:span><text:span text:style-name="T11">Fire is used to represent the presence or spirit of a deity. </text:span><text:span text:style-name="T12">To be burned in fire is to be given to the deities. </text:span><text:span text:style-name="T13">Because of this, bodies are cremated to be given back to the deities.</text:span></text:p>
      <text:p text:style-name="P33"/>
      <text:p text:style-name="P57"><text:span text:style-name="T13">R</text:span><text:span text:style-name="T8">eincarnation and the Afterlife:</text:span></text:p>
      <text:p text:style-name="P58"><text:span text:style-name="T13"><text:tab/>The spirit of a deceased Attasek is judged by the deities, and if they lived a worthy life </text:span><text:span text:style-name="T18">and choose to return</text:span><text:span text:style-name="T13">, Citati sends their spirit back to fight once again for the mortal world. </text:span><text:span text:style-name="T19">If a worthy spirit should choose to not be reincarnated, it</text:span><text:span text:style-name="T18"> is sent to the </text:span><text:span text:style-name="T19">first </text:span><text:span text:style-name="T18">afterlife of the Attasek-- Dyoga, “Archway”. Dyoga is believed to be the resting place of the ancestors of the Attasek. It resides at through the archway of a rainbow, by which it gets its name. </text:span><text:span text:style-name="T19">The choice of refusing reincarnation is not viewed as negative to the Attasek, though it is taught that only those who believe they have done great service to the mortal world should take the offer.</text:span></text:p>
      <text:p text:style-name="P55"><text:span text:style-name="T19"><text:tab/>If an Attasek soul is judged as unworthy for reincarnation, </text:span><text:span text:style-name="T20">they are sent to the partner of Dyoga: Negodana (“Place of the Unworthy”). Negodana is the underworld, which in Attasek belief manifests as a great dark oceanside wasteland where every crevice is hit by bashing black waves.</text:span></text:p>
      <text:p text:style-name="P36"><text:tab/></text:p>
      <text:p text:style-name="P55"><text:span text:style-name="T20"><text:tab/></text:span><text:span text:style-name="T25">Reincarnation plays an integral role in Attasek society. One’s previous lives </text:span><text:span text:style-name="T29">can help dictate the direction of the present life. This can also ease the transition from warriorship to the non-martial life, as following the profession of one’s previous lives is viewed as admirable and natural. </text:span><text:span text:style-name="T30">Reincarnation </text:span><text:span text:style-name="T31">synergizes with the precursor practice of ancestor worship. </text:span><text:span text:style-name="T32">Whereas the main medium of communicating with the community’s ancestors in prior Yfanald astar belief was through a shaman’s rituals, reincarnation offers a first-hand method of accessing the memories and experiences of the deceased. An extrapolation of reincarnation belief would also insinuate that the living </text:span><text:span text:style-name="T48">are</text:span><text:span text:style-name="T44"> the ancestors. </text:span><text:span text:style-name="T45">To access this new medium, Attasek </text:span><text:span text:style-name="T46">shamans have </text:span><text:span text:style-name="T47">extended their practice to dream-seeing, where through spirit- and deity-based rituals the shamans look into the minds of others and interpret their dreams and memories first-hand.</text:span></text:p>
      <text:p text:style-name="P32"/>
      <text:p text:style-name="P83">Prophecy</text:p>
      <text:p text:style-name="P84">Stemming from the legacy of Linarata and her infamous Blessing, prophecy and divination make up another facet of Attasek belief. <text:span text:style-name="T116">Time in Attasek tradition is circular and repeating, though the motions of the stars and heavenly bodies are separate from this cycle. They show the ‘variations’ of the cycle, allowing Attasek mystics to interpret them and weave prophecies. </text:span><text:span text:style-name="T117">The prophecies often involve upcoming wars or raids, hunts, community events, seasons, harvests, rituals, </text:span><text:span text:style-name="T118">reincarnation, </text:span><text:span text:style-name="T117">or festivals. </text:span><text:span text:style-name="T119">Prophecies are extremely important are are not to be crossed or interfered with.</text:span></text:p>
      <text:p text:style-name="P32"/>
      <text:p text:style-name="P41">Rituals:</text:p>
      <text:p text:style-name="P49"><text:soft-page-break/><text:span text:style-name="T14">Attasek rituals are frequent, with the most frequent involving oracles and prophecy, </text:span><text:span text:style-name="T15">rites of passage, </text:span><text:span text:style-name="T16">war, reincarnation </text:span><text:span text:style-name="T17">(birth and death), </text:span><text:span text:style-name="T36">seasons, and agriculture</text:span><text:span text:style-name="T16">.</text:span></text:p>
      <text:p text:style-name="P34"/>
      <text:p text:style-name="P41">Pantheon:</text:p>
      <text:p text:style-name="P50"><text:span text:style-name="T16"><text:tab/>T</text:span><text:span text:style-name="T8">he Attasek pantheon is structured dualistically. Each deity comes in a pair, just as the chieftesses of the tribes. </text:span><text:span text:style-name="T23">Not all Attasek cities, towns, or settlements hold the same deities to the same level—</text:span><text:span text:style-name="T39">in fact, the transition between spirit and deity is still ongoing in Attasek culture. The Attasek believe all things to hold a spirit, though some of these spirits are more powerful and deific than others. Many deities are tied to specific geographic locations of natural phenomena, like hills, mountains, rivers, winds, and storms. </text:span><text:span text:style-name="T40">So, while Attasek spirits and deities vary by location, some are generally held by all:</text:span></text:p>
      <text:p text:style-name="P37"><text:tab/></text:p>
      <text:p text:style-name="P37"><text:tab/>Citati: Goddess of the moon, war, reincarnation, hunting</text:p>
      <text:p text:style-name="P37"><text:tab/>Zara, Zaragrest: Daughter of Citati. Goddess of the sun, crops, travel, fire and ritual</text:p>
      <text:p text:style-name="P37"/>
      <text:p text:style-name="P50"><text:span text:style-name="T23"><text:tab/></text:span><text:span text:style-name="T24">Medhya: Goddess of storms, wind, summer, the West, guardian </text:span><text:span text:style-name="T37">and gatekeeper</text:span><text:span text:style-name="T24"> of Dyoga</text:span></text:p>
      <text:p text:style-name="P38"><text:tab/>Eres figure, Zurumoth: Goddess of magic, prophecy, time, knowledge, the West</text:p>
      <text:p text:style-name="P12"><text:line-break/><text:tab/>What religious officials are there? Is there a formal clergy? How are they <text:tab/>organized? Are there monastic groups or cults?</text:p>
      <text:p text:style-name="P12"/>
      <text:p text:style-name="P62">The Attasek have a diverse set of religious needs. From their precursors from Yfanald, the Attasek continue a practice of ancestor worship—though in the hybridized culture this manifests as both a dream-seer medium to the living ancestors and a medium to the ancestors who passed into <text:span text:style-name="T110">Dyoga. </text:span><text:span text:style-name="T113">The role of a dream-seer and medium with the ancestors ties closely with the necessary role of a lore keeper and story teller. The religion requires a figure to orally </text:span><text:span text:style-name="T114">pass on the tales and traditions of passed generations. </text:span></text:p>
      <text:p text:style-name="P62"><text:span text:style-name="T111"><text:tab/>From Akh belief and practice, the Attasek require a prophet and diviner of the future. The Akh also pushed the Attasek forward into a rough polytheism, elevating the animistic spirits of the Yfanald astar to positions of authority and control. This requires a figure in Attasek society to commune with the spirits and deities, interpret their wills, and ensure their satisfaction. </text:span><text:span text:style-name="T112">In many Attasek societies, </text:span><text:span text:style-name="T113">the ability to commune with spirits, deities, demons, and other supernatural beings goes hand-in-hand with healing.</text:span></text:p>
      <text:p text:style-name="P63"/>
      <text:p text:style-name="P94"><text:span text:style-name="T33">In smaller Attasek societies, these roles are all filled by the central shaman atta of the non-martial </text:span><text:span text:style-name="T58">community</text:span><text:span text:style-name="T33">. However, in larger settlements these responsibilities can be spread between temple acolytes. </text:span><text:span text:style-name="T34">In either case, the clergy are all subordinate to a ruling att</text:span><text:span text:style-name="T35">a of shamans or priestesses.</text:span></text:p>
      <text:p text:style-name="P39"/>
      <text:p text:style-name="P74"><text:tab/>What are the most popular rituals or festivals? Is there a set religious <text:tab/>calendar?</text:p>
      <text:p text:style-name="P66">War ritual; one of the most exciting and engaging of the community. Celebrates war and warriors. One of the few times the martial community engages with the non-martial.</text:p>
      <text:p text:style-name="P66">Rainbow ritual <text:span text:style-name="T120">and festival</text:span>; celebrates ancestors and communion with Dyoga</text:p>
      <text:p text:style-name="P95"><text:span text:style-name="T38">Full-moon ritual </text:span><text:span text:style-name="T39">and festival</text:span><text:span text:style-name="T38">; </text:span><text:span text:style-name="T59">celebrates reincarnation</text:span></text:p>
      <text:p text:style-name="P96"><text:span text:style-name="T59">Harvest festival; celebrates the new harvest. One of the major seasonal festivals</text:span></text:p>
      <text:p text:style-name="P74"/>
      <text:p text:style-name="P3">Societal Views</text:p>
      <text:p text:style-name="P3"><text:soft-page-break/>Are there differing <text:span text:style-name="T51">factions, </text:span>denominations, or sects of the religion? How do they differ?</text:p>
      <text:p text:style-name="P3"/>
      <text:p text:style-name="P67">There aren’t notable factions, though <text:span text:style-name="T121">the spirits and deities worship vary by region.</text:span></text:p>
      <text:p text:style-name="P67"/>
      <text:p text:style-name="P76">What relationship do religious and political leaders have?</text:p>
      <text:p text:style-name="P68">The religious leaders are the political leaders of the non-martial community. They rarely have to work with the martial chieftesses.</text:p>
      <text:p text:style-name="P76"><text:line-break/></text:p>
      <text:p text:style-name="P19"><text:bookmark-start text:name="17"/>Questions of Death and Burial.<text:bookmark-end text:name="17"/></text:p>
      <text:p text:style-name="P90"><text:span text:style-name="T2">What does this society do with the </text:span><text:span text:style-name="T6">dead</text:span><text:span text:style-name="T2">?</text:span></text:p>
      <text:p text:style-name="P86"><text:span text:style-name="T1">The dead are cremated, symbolic of returning their body and spirit to the deities </text:span><text:span text:style-name="T50">for judgement.</text:span></text:p>
      <text:p text:style-name="P91"><text:span text:style-name="T2"><text:line-break/><text:line-break/></text:span><text:span text:style-name="T7">Questions of Magic.</text:span><text:span text:style-name="T2"><text:line-break/>How is magic integrated into society?</text:span></text:p>
      <text:p text:style-name="P97"><text:span text:style-name="T41">Magic is practiced only by the shamans, priestesses, or acolytes. Magic is constrained to divine ritual. </text:span><text:span text:style-name="T42">There is no ill-feelings towards magic, and the Attasek had no </text:span><text:span text:style-name="T60">mages</text:span><text:span text:style-name="T42"> at the time of Apythia’s ritual.</text:span></text:p>
      <text:p text:style-name="P91"><text:span text:style-name="T2"><text:line-break/></text:span></text:p>
      <text:p text:style-name="P19"><text:bookmark-start text:name="3"/>Questions of Race and Ethnicity.<text:bookmark-end text:name="3"/></text:p>
      <text:p text:style-name="P3">What are the chief races <text:span text:style-name="T52">and ethnic groups </text:span>in the region?</text:p>
      <text:p text:style-name="P69">The Attasek are a hybrid people of Yfanald astar and waith Akh descent. While some ancient waith still exist in the society, most <text:s/>have died. The Attasek are roughly ethnically homogeneous.</text:p>
      <text:p text:style-name="P3"/>
      <text:p text:style-name="P3">What are typical attitudes of the native (or majority) ethnos to immigrants and other ethnicities?</text:p>
      <text:p text:style-name="P3"/>
      <text:p text:style-name="P19"><text:bookmark-start text:name="5"/>Questions of Customs and Social Life.<text:bookmark-end text:name="5"/></text:p>
      <text:p text:style-name="P4">When and how does someone go from child to adult?</text:p>
      <text:p text:style-name="P51"><text:span text:style-name="T92">The Attasek celebrate a “naming” rite when an Attasek child professes they no longer see the Profundities of Guire, or</text:span><text:span text:style-name="T93"> “through the sleeping minds of the world spirits”. This marks the time when the </text:span><text:span text:style-name="T90">Citati</text:span><text:span text:style-name="T93"> hands the child fully to the </text:span><text:span text:style-name="T90">mortal world</text:span><text:span text:style-name="T93"> </text:span><text:span text:style-name="T90">after reincarnation</text:span><text:span text:style-name="T93">. </text:span><text:span text:style-name="T92">It is on this day that the child is given a name.</text:span></text:p>
      <text:p text:style-name="P53"><text:span text:style-name="T94">The second transition marks a child’s time of warriorhood. </text:span><text:span text:style-name="T95">All physically able Attasek </text:span><text:span text:style-name="T96">join the ‘</text:span><text:span text:style-name="T97">voini,’ or warband. </text:span><text:span text:style-name="T98">The tribe’s warband is an integral part of the society. The warband roams and patrols the tribe’s territory and lives apart from the non-martial half of society. After </text:span><text:span text:style-name="T99">a member of the warband reaches sexual maturity, they are allowed to spend a sabbatical in non-martial society to choose a partner. </text:span><text:span text:style-name="T100">After this sabbatical, </text:span><text:span text:style-name="T101">the warriors are given the choice to remain in non-martial society or return to the warband. Those that return</text:span><text:span text:style-name="T91"> serve for</text:span><text:span text:style-name="T100"> several more decades, though they are allowed more intermittent contact with the rest of the tribe in this tenure. </text:span><text:span text:style-name="T91">T</text:span><text:span text:style-name="T101">he returned warrior acts as a trainer or elite within the band, and after the warrior has trained several successful youths, they typically leave the service and integrate into non-martial society as an elder.</text:span></text:p>
      <text:p text:style-name="P47"/>
      <text:p text:style-name="P54"><text:span text:style-name="T101">T</text:span><text:span text:style-name="T77">hose that choose not to return to the service are trained in another part of society by elders.</text:span></text:p>
      <text:p text:style-name="P46"><text:soft-page-break/></text:p>
      <text:p text:style-name="P45">The third transition marks the admittance of a new tribal elder—not all astar make this transition. This comes after the astar has trained several youths themselves, most of which must have transitioned into adulthood. It is by a council of these former pupils, overseen by the <text:span text:style-name="T103">atta of </text:span>shaman<text:span text:style-name="T103">s</text:span>, that the old mentor is given the respect and status of elder.</text:p>
      <text:p text:style-name="P45"/>
      <text:p text:style-name="P52"><text:span text:style-name="T79">The fourth and final transition within the life of an astar is a rare one to behold—this is the time when an astar first experiences a reverie from beyond The Veil, </text:span><text:span text:style-name="T80">which for the Attasek allows the astar to see visions of their past incarnations</text:span><text:span text:style-name="T79">. While these reveries can sometimes be interpreted by a shaman, they rarely come to any secure meaning. </text:span><text:span text:style-name="T81">These are the astar closest to the </text:span><text:span text:style-name="T87">ancestors and deities</text:span><text:span text:style-name="T81">, and thus they are considered most important in astar society.</text:span></text:p>
      <text:p text:style-name="P4"/>
      <text:p text:style-name="P77">Who inherits property? Titles? Position?</text:p>
      <text:p text:style-name="P85">Property is passed down through the family, <text:span text:style-name="T122">but positions are influenced by the cycle of reincarnation. The successor to a ruling atta is chosen by that atta, though their decision is heavily influenced on the legacy of reincarnation that their potential successors hold.</text:span></text:p>
      <text:p text:style-name="P77"><text:line-break/>What are the most popular games? How important are they?<text:line-break/></text:p>
      <text:p text:style-name="P3">Social Division</text:p>
      <text:p text:style-name="P3">What social classes or divisions exist in this society?<text:line-break/><text:span text:style-name="T72">The two main divisions are martial and non-martial. </text:span><text:span text:style-name="T73">Within the non-martial community, the divisions are: clergy, farmers, and artisans. </text:span><text:span text:style-name="T74">The martial community is divided into the chieftesses, the elites, and the underlings.</text:span></text:p>
      <text:p text:style-name="P3"/>
      <text:p text:style-name="P3">Clothing and Fashion</text:p>
      <text:p text:style-name="P5">What kind of clothes do people wear?</text:p>
      <text:p text:style-name="P70">The clothing of the Attasek varies based on region in Lunima and with the seasons. Summer clothing for all tends to be scant, with skirts being the most commonly worn garment for all. <text:span text:style-name="T123">These are analogous to Minoan clothes, often leaving the chest and arms uncovered. </text:span><text:span text:style-name="T124">In the winter, however, the majority of Lunima grows cool or cold. Furs, leather pants, and coats are widespread.</text:span></text:p>
      <text:p text:style-name="P5"/>
      <text:p text:style-name="P79">How do people react to tattoos? Piercings? Facial hair? Cosmetics?<text:line-break/><text:span text:style-name="T75">Tattoos are common. They are most often used to represent reincarnation lineages. </text:span><text:span text:style-name="T76">Piercings and jewelry are also common, especially in the warmer seasons.</text:span></text:p>
      <text:p text:style-name="P79"><text:line-break/>Entertainments<text:line-break/>What other major forms of entertainment are there?<text:line-break/></text:p>
      <text:p text:style-name="P19"><text:bookmark-start text:name="9"/>Questions of Art.<text:bookmark-end text:name="9"/></text:p>
      <text:p text:style-name="P3">What are the favorite and least favorite artforms of the society?</text:p>
      <text:p text:style-name="P71">Common artforms are music, carving, dance, and tattoing.</text:p>
      <text:p text:style-name="P1"/>
      <text:p text:style-name="P1"/>
      <text:p text:style-name="P19"><text:bookmark-start text:name="18"/>Questions of Government.<text:bookmark-end text:name="18"/></text:p>
      <text:p text:style-name="P13">What is the form of government? How is it structured? How is government chosen?</text:p>
      <text:p text:style-name="P24"><text:soft-page-break/>The Attasek are ruled by two co-ruling pairs. The <text:span text:style-name="T104">voini </text:span>warbands are ruled by a matron pair of chieftesses while the non-martial society is ruled by an atta of shamans. <text:span text:style-name="T105">These two atta hold soft power. They are given general rule to pass judgment and create rules and laws within their part of society, though the opinions of elders are also given weight.</text:span></text:p>
      <text:p text:style-name="P24"/>
      <text:p text:style-name="P25">Should one member of either of the atta pass or be killed, the other must step down and choose a successor atta. The retired leader takes a role as an esteemed, though widowed, advisor.</text:p>
      <text:p text:style-name="P14"><text:line-break/>What are some of the most fundamental policies of the government?</text:p>
      <text:p text:style-name="P26">The Attasek leaders build their authority as a governing body by stating that they alone have the power to judge crimes and declare wars and make peace. They will protect their fort and territory in return for tithes or taxes from any constituent peoples.</text:p>
      <text:p text:style-name="P14"><text:line-break/>What is the country’s general foreign policy?</text:p>
      <text:p text:style-name="P27">The Attasek are warmongering—they are harsh upon meeting others as they size them up as opponents in the region. They are territorial and swift to battle. <text:span text:style-name="T106">They often kidnap rivals, </text:span><text:span text:style-name="T107">more as a challenge or power move than anything else. They rarely take slaves, as the roving warband isn’t around the non-martial society enough to ensure no slave revolt happens.</text:span></text:p>
      <text:p text:style-name="P14"/>
      <text:p text:style-name="P44"><text:span text:style-name="T3">What is the country’s justice system like?</text:span><text:span text:style-name="T2"><text:line-break/></text:span><text:span text:style-name="T49">The ruling atta act as complete judges of the crimes within the society.</text:span></text:p>
      <text:p text:style-name="P17"><text:line-break/>City Watch &amp; Sheriffs<text:line-break/>Is there a civilian police force, or is law enforcement the province of the military?<text:line-break/>Is the police force a nationalized one, or are there multiple regional forces?</text:p>
      <text:p text:style-name="P6"/>
      <text:p text:style-name="P19"><text:bookmark-start text:name="19"/>Questions of Warfare.<text:bookmark-end text:name="19"/></text:p>
      <text:p text:style-name="P15">Does the country have an armed force? What types? What size?</text:p>
      <text:p text:style-name="P28">The Attasek voini is the main military force of the Attasek tribes. Each hillfort tends to have at least one voini, sometimes several. Occasionally, multiple tribes without a hill fort will band together to form a sizeable voini able to compete with larger neighbors. <text:span text:style-name="T108">The voini soldiers use axes, spears, javelins, daggers, clubs, hammers, or bows.</text:span></text:p>
      <text:p text:style-name="P16"><text:line-break/>What form of warfare does this society use?</text:p>
      <text:p text:style-name="P29">The warfare is often mildly organized; the soldiers are trained as hunters <text:span text:style-name="T109">so the tribal warfare can be fast paced and brutal.</text:span></text:p>
      <text:p text:style-name="P16"><text:line-break/>Who are the elite warriors? What distinguishes them?<text:line-break/><text:span text:style-name="T69">The elite warriors are the tenured Attasek that return to the voini after their first sabbatical. </text:span><text:span text:style-name="T70">They are given special honors and special ritual cremations should they die in battle. </text:span><text:span text:style-name="T71">The elites tend to stand out in garb and weapons as well.</text:span></text:p>
      <text:p text:style-name="P16"/>
      <text:p text:style-name="P18"><text:bookmark-start text:name="11"/>Questions of Health.<text:bookmark-end text:name="11"/></text:p>
      <text:p text:style-name="P7">What is the average life expectancy?</text:p>
      <text:p text:style-name="P30">At birth, the average life expectancy is under 200 years old—mostly reflecting the chance of early death as a warrior in the voini.</text:p>
      <text:p text:style-name="P7"/>
      <text:p text:style-name="P43"><text:soft-page-break/><text:span text:style-name="T4">Describe this society’s healthcare and sanitation.</text:span><text:span text:style-name="T2"><text:line-break/></text:span></text:p>
      <text:p text:style-name="P7"/>
      <text:p text:style-name="P18"><text:bookmark-start text:name="13"/>Questions of Education.<text:bookmark-end text:name="13"/></text:p>
      <text:p text:style-name="P80">Describe the education of the society’s people</text:p>
      <text:p text:style-name="P72">The Attasek have no formal education. Instead, young Attasek are educated in their profession either by elite warriors or non-martial elders. Education also comes from within. Depending on an Attasek’s reincarnation legacy, they are encouraged to spend time learning from their own past.</text:p>
      <text:p text:style-name="P81"><text:line-break/>Between which ages does education happen?<text:line-break/>Does this society have its own language? Its own writing system?</text:p>
      <text:p text:style-name="P82"><text:span text:style-name="T63">The Attasek speak a modified dialect of Inivatic, eventually transforming into a Proto Lunimean.</text:span></text:p>
      <text:p text:style-name="P81"><text:line-break/>How common is literacy? How is literacy viewed?<text:line-break/></text:p>
      <text:p text:style-name="P18"><text:bookmark-start text:name="15"/>Questions of Transportation and Communications.<text:bookmark-end text:name="15"/></text:p>
      <text:p text:style-name="P1">What are the roads like? How do they vary from place to place?<text:line-break/></text:p>
      <text:p text:style-name="P18"><text:bookmark-start text:name="16"/>Questions of Economics.<text:bookmark-end text:name="16"/></text:p>
      <text:p text:style-name="P92"><text:span text:style-name="T2">What is the local economy based on </text:span><text:span text:style-name="T5">(money, labor, fiat)</text:span><text:span text:style-name="T2">?</text:span></text:p>
      <text:p text:style-name="P87"><text:span text:style-name="T1">There is no true currency used in Attasek society. Bartering is the most common method of trade.</text:span></text:p>
      <text:p text:style-name="P93"><text:span text:style-name="T2"><text:line-break/>How is wealth distributed?</text:span></text:p>
      <text:p text:style-name="P88"><text:span text:style-name="T1">Significant wealth is held by the upper tiers of society, but stratification at this time is lower than in the following millennia.</text:span></text:p>
      <text:p text:style-name="P93"><text:span text:style-name="T2"><text:line-break/>What do people expect from their government in return for the taxes paid?</text:span></text:p>
      <text:p text:style-name="P89"><text:span text:style-name="T1">Generally, the Attasek hill forts provide protection in return for taxes paid in crop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4-02T14:51:23.489398304</dc:date>
    <meta:editing-cycles>153</meta:editing-cycles>
    <meta:editing-duration>PT11H40M5S</meta:editing-duration>
    <meta:generator>LibreOffice/6.4.7.2$Linux_X86_64 LibreOffice_project/40$Build-2</meta:generator>
    <meta:document-statistic meta:table-count="0" meta:image-count="0" meta:object-count="0" meta:page-count="8" meta:paragraph-count="140" meta:word-count="3244" meta:character-count="20156" meta:non-whitespace-character-count="169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